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normal">
      <style:text-properties style:font-name="Courier New" style:font-name-asian="Courier New1" style:font-name-complex="Courier New1"/>
    </style:style>
    <style:style style:name="P2" style:family="paragraph" style:parent-style-name="Standard">
      <style:text-properties fo:color="#224b12" loext:opacity="100%" style:font-name="Ubuntu" fo:language="en" fo:country="US" fo:font-style="italic" fo:font-weight="bold" officeooo:paragraph-rsid="0006e0c2" fo:background-color="#ffffff" style:font-name-asian="Courier New1" style:font-style-asian="italic" style:font-weight-asian="bold" style:font-name-complex="Segoe UI1" style:font-style-complex="italic" style:font-weight-complex="bold"/>
    </style:style>
    <style:style style:name="P3" style:family="paragraph" style:parent-style-name="Standard">
      <style:text-properties fo:color="#224b12" loext:opacity="100%" style:font-name="Ubuntu" fo:language="en" fo:country="US" fo:font-style="italic" fo:font-weight="bold" officeooo:paragraph-rsid="00105fc8" fo:background-color="#ffffff" style:font-name-asian="Courier New1" style:font-style-asian="italic" style:font-weight-asian="bold" style:font-name-complex="Segoe UI1" style:font-style-complex="italic" style:font-weight-complex="bold"/>
    </style:style>
    <style:style style:name="P4" style:family="paragraph" style:parent-style-name="Standard">
      <style:text-properties fo:color="#224b12" loext:opacity="100%" style:font-name="Ubuntu" fo:language="en" fo:country="US" fo:font-style="italic" fo:font-weight="bold" officeooo:paragraph-rsid="00113f17" fo:background-color="#ffffff" style:font-name-asian="Courier New1" style:font-style-asian="italic" style:font-weight-asian="bold" style:font-name-complex="Segoe UI1" style:font-style-complex="italic" style:font-weight-complex="bold"/>
    </style:style>
    <style:style style:name="P5" style:family="paragraph" style:parent-style-name="Standard">
      <style:text-properties fo:color="#224b12" loext:opacity="100%" style:font-name="Ubuntu" fo:language="en" fo:country="US" fo:font-style="italic" fo:font-weight="bold" officeooo:paragraph-rsid="000ac6b0" style:font-name-asian="Courier New1" style:font-style-asian="italic" style:font-weight-asian="bold" style:font-name-complex="Courier New1" style:font-style-complex="italic" style:font-weight-complex="bold"/>
    </style:style>
    <style:style style:name="P6" style:family="paragraph" style:parent-style-name="Standard">
      <style:text-properties fo:color="#224b12" loext:opacity="100%" style:font-name="Ubuntu" fo:language="en" fo:country="US" fo:font-style="italic" fo:font-weight="bold" officeooo:paragraph-rsid="0006e0c2" style:font-name-asian="Courier New1" style:font-style-asian="italic" style:font-weight-asian="bold" style:font-name-complex="Courier New1" style:font-style-complex="italic" style:font-weight-complex="bold"/>
    </style:style>
    <style:style style:name="P7" style:family="paragraph" style:parent-style-name="Standard">
      <style:text-properties fo:color="#224b12" loext:opacity="100%" style:font-name="Ubuntu" fo:language="en" fo:country="US" fo:font-style="italic" fo:font-weight="bold" officeooo:paragraph-rsid="0006e0c2" style:font-style-asian="italic" style:font-weight-asian="bold" style:font-style-complex="italic" style:font-weight-complex="bold"/>
    </style:style>
    <style:style style:name="P8" style:family="paragraph" style:parent-style-name="Standard">
      <style:text-properties fo:color="#224b12" loext:opacity="100%" style:font-name="Ubuntu" fo:language="en" fo:country="US" fo:font-style="italic" fo:font-weight="bold" officeooo:paragraph-rsid="0013c9d6" fo:background-color="transparent" style:font-name-asian="Courier New1" style:font-style-asian="italic" style:font-weight-asian="bold" style:font-name-complex="Segoe UI1" style:font-style-complex="italic" style:font-weight-complex="bold"/>
    </style:style>
    <style:style style:name="P9" style:family="paragraph" style:parent-style-name="Standard">
      <style:text-properties fo:color="#224b12" loext:opacity="100%" style:font-name="Ubuntu" fo:language="en" fo:country="US" fo:font-style="italic" fo:font-weight="bold" officeooo:paragraph-rsid="0013c9d6" fo:background-color="transparent" style:font-style-asian="italic" style:font-weight-asian="bold" style:font-name-complex="Segoe UI1" style:font-style-complex="italic" style:font-weight-complex="bold"/>
    </style:style>
    <style:style style:name="P10" style:family="paragraph" style:parent-style-name="Standard">
      <style:text-properties fo:color="#224b12" loext:opacity="100%" style:font-name="Ubuntu" fo:language="ru" fo:country="RU" fo:font-style="italic" fo:font-weight="bold" officeooo:paragraph-rsid="0006e0c2" style:font-name-asian="Courier New1" style:font-style-asian="italic" style:font-weight-asian="bold" style:font-name-complex="Courier New1" style:font-style-complex="italic" style:font-weight-complex="bold"/>
    </style:style>
    <style:style style:name="P11" style:family="paragraph" style:parent-style-name="Standard">
      <style:text-properties fo:color="#224b12" loext:opacity="100%" style:font-name="Ubuntu" fo:language="ru" fo:country="RU" fo:font-style="italic" fo:font-weight="bold" officeooo:paragraph-rsid="0006e0c2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color="#224b12" loext:opacity="100%" style:font-name="Ubuntu" fo:font-style="italic" fo:font-weight="bold" officeooo:paragraph-rsid="0006e0c2" style:font-name-asian="Courier New1" style:font-style-asian="italic" style:font-weight-asian="bold" style:font-name-complex="Courier New1" style:font-style-complex="italic" style:font-weight-complex="bold"/>
    </style:style>
    <style:style style:name="P13" style:family="paragraph" style:parent-style-name="Standard">
      <style:text-properties fo:color="#224b12" loext:opacity="100%" style:font-name="Ubuntu" fo:font-style="italic" fo:font-weight="bold" officeooo:paragraph-rsid="00131076" style:font-name-asian="Courier New1" style:font-style-asian="italic" style:font-weight-asian="bold" style:font-name-complex="Courier New1" style:font-style-complex="italic" style:font-weight-complex="bold"/>
    </style:style>
    <style:style style:name="P14" style:family="paragraph" style:parent-style-name="Standard">
      <style:text-properties fo:color="#224b12" loext:opacity="100%" style:font-name="Ubuntu" fo:font-style="italic" fo:font-weight="bold" officeooo:paragraph-rsid="00131076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color="#224b12" loext:opacity="100%" style:font-name="Ubuntu" fo:font-style="italic" fo:font-weight="bold" officeooo:paragraph-rsid="00157a2d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color="#224b12" loext:opacity="100%" style:font-name="Ubuntu" fo:font-style="italic" fo:font-weight="bold" officeooo:paragraph-rsid="0013c9d6" fo:background-color="transparent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color="#224b12" loext:opacity="100%" style:font-name="Ubuntu" fo:font-size="11pt" fo:font-style="italic" fo:font-weight="bold" officeooo:paragraph-rsid="0013c9d6" fo:background-color="transparent" style:font-size-asian="11pt" style:font-style-asian="italic" style:font-weight-asian="bold" style:font-size-complex="11pt" style:font-style-complex="italic" style:font-weight-complex="bold"/>
    </style:style>
    <style:style style:name="P18" style:family="paragraph" style:parent-style-name="Standard">
      <style:text-properties fo:color="#224b12" loext:opacity="100%" fo:font-style="italic" fo:font-weight="bold" officeooo:paragraph-rsid="00157a2d" fo:background-color="transparent" style:font-style-asian="italic" style:font-weight-asian="bold" style:font-style-complex="italic" style:font-weight-complex="bold"/>
    </style:style>
    <style:style style:name="P19" style:family="paragraph" style:parent-style-name="Standard">
      <style:text-properties officeooo:paragraph-rsid="00157a2d"/>
    </style:style>
    <style:style style:name="P20" style:family="paragraph" style:parent-style-name="Text_20_body" style:list-style-name="L1">
      <style:paragraph-properties fo:margin-top="0cm" fo:margin-bottom="0cm" style:contextual-spacing="false"/>
      <style:text-properties fo:color="#224b12" loext:opacity="100%" style:font-name="Ubuntu"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ext_20_body">
      <style:text-properties fo:color="#224b12" loext:opacity="100%" style:font-name="Ubuntu" fo:font-style="italic" fo:font-weight="bold" officeooo:paragraph-rsid="00157a2d" style:font-style-asian="italic" style:font-weight-asian="bold" style:font-style-complex="italic" style:font-weight-complex="bold"/>
    </style:style>
    <style:style style:name="P22" style:family="paragraph" style:parent-style-name="Text_20_body" style:list-style-name="L2">
      <style:paragraph-properties fo:margin-top="0cm" fo:margin-bottom="0cm" style:contextual-spacing="false"/>
      <style:text-properties fo:color="#224b12" loext:opacity="100%" style:font-name="Ubuntu" fo:font-style="italic" fo:font-weight="bold" style:font-style-asian="italic" style:font-weight-asian="bold" style:font-style-complex="italic" style:font-weight-complex="bold"/>
    </style:style>
    <style:style style:name="P23" style:family="paragraph" style:parent-style-name="Text_20_body" style:list-style-name="L2">
      <style:text-properties fo:color="#224b12" loext:opacity="100%" style:font-name="Ubuntu"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normal" style:master-page-name="Standard">
      <style:paragraph-properties style:page-number="1"/>
      <style:text-properties style:font-name="Courier New" style:font-name-asian="Courier New1" style:font-name-complex="Courier New1"/>
    </style:style>
    <style:style style:name="P25" style:family="paragraph" style:parent-style-name="normal">
      <style:text-properties style:font-name="Courier New" style:font-name-asian="Courier New1" style:font-name-complex="Courier New1"/>
    </style:style>
    <style:style style:name="P26" style:family="paragraph" style:parent-style-name="normal">
      <style:text-properties fo:color="#224b12" loext:opacity="100%" style:font-name="Ubuntu" fo:font-style="italic" fo:font-weight="bold" style:font-name-asian="Courier New1" style:font-style-asian="italic" style:font-weight-asian="bold" style:font-name-complex="Courier New1" style:font-style-complex="italic" style:font-weight-complex="bold"/>
    </style:style>
    <style:style style:name="P27" style:family="paragraph" style:parent-style-name="normal">
      <style:text-properties fo:color="#224b12" loext:opacity="100%" style:font-name="Ubuntu" fo:language="ru" fo:country="RU" fo:font-style="italic" fo:font-weight="bold" style:font-name-asian="Courier New1" style:font-style-asian="italic" style:font-weight-asian="bold" style:font-name-complex="Courier New1" style:font-style-complex="italic"/>
    </style:style>
    <style:style style:name="P28" style:family="paragraph" style:parent-style-name="normal">
      <style:text-properties fo:color="#224b12" loext:opacity="100%" style:font-name="Ubuntu" fo:language="ru" fo:country="RU" fo:font-style="italic" fo:font-weight="bold" officeooo:paragraph-rsid="00091314" style:font-name-asian="Courier New1" style:font-style-asian="italic" style:font-weight-asian="bold" style:font-name-complex="Courier New1" style:font-style-complex="italic"/>
    </style:style>
    <style:style style:name="P29" style:family="paragraph" style:parent-style-name="normal">
      <style:text-properties style:font-name="Ubuntu" fo:language="ru" fo:country="RU" fo:font-weight="bold" style:font-name-asian="Courier New1" style:font-weight-asian="bold" style:font-name-complex="Courier New1"/>
    </style:style>
    <style:style style:name="T1" style:family="text">
      <style:text-properties style:font-name="Courier New" style:font-name-asian="Courier New1" style:font-name-complex="Courier New1"/>
    </style:style>
    <style:style style:name="T2" style:family="text">
      <style:text-properties fo:color="#1155cc" loext:opacity="100%" style:font-name="Courier New" style:text-underline-style="solid" style:text-underline-width="auto" style:text-underline-color="font-color" style:font-name-asian="Courier New1" style:font-name-complex="Courier New1"/>
    </style:style>
    <style:style style:name="T3" style:family="text">
      <style:text-properties fo:language="en" fo:country="US"/>
    </style:style>
    <style:style style:name="T4" style:family="text">
      <style:text-properties fo:language="en" fo:country="US" fo:background-color="#ffffff" loext:char-shading-value="0" style:font-name-complex="Segoe UI1"/>
    </style:style>
    <style:style style:name="T5" style:family="text">
      <style:text-properties fo:language="en" fo:country="US" style:font-name-asian="Times New Roman" style:font-name-complex="Times New Roman"/>
    </style:style>
    <style:style style:name="T6" style:family="text">
      <style:text-properties fo:language="en" fo:country="US" fo:background-color="#00ff00"/>
    </style:style>
    <style:style style:name="T7" style:family="text">
      <style:text-properties fo:language="en" fo:country="US" style:font-name-complex="F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ac6b0"/>
    </style:style>
    <style:style style:name="T10" style:family="text">
      <style:text-properties fo:language="ru" fo:country="RU" fo:background-color="#ffffff" loext:char-shading-value="0" style:font-name-complex="Segoe UI1"/>
    </style:style>
    <style:style style:name="T11" style:family="text">
      <style:text-properties fo:language="ru" fo:country="RU" style:font-name-asian="Times New Roman" style:font-name-complex="Times New Roman"/>
    </style:style>
    <style:style style:name="T12" style:family="text">
      <style:text-properties fo:language="ru" fo:country="RU" fo:background-color="#00ff00"/>
    </style:style>
    <style:style style:name="T13" style:family="text">
      <style:text-properties fo:language="ru" fo:country="RU" fo:font-weight="bold" fo:background-color="#ffffff" loext:char-shading-value="0" style:font-weight-asian="bold" style:font-name-complex="Segoe UI1"/>
    </style:style>
    <style:style style:name="T14" style:family="text">
      <style:text-properties style:font-name="Segoe UI" fo:language="en" fo:country="US" fo:background-color="#ffffff" loext:char-shading-value="0" style:font-name-complex="Segoe UI1"/>
    </style:style>
    <style:style style:name="T15" style:family="text">
      <style:text-properties style:font-name="Segoe UI" fo:language="ru" fo:country="RU" fo:background-color="#ffffff" loext:char-shading-value="0" style:font-name-complex="Segoe UI1"/>
    </style:style>
    <style:style style:name="T16" style:family="text">
      <style:text-properties style:font-name="Segoe UI" fo:language="ru" fo:country="RU" fo:font-weight="bold" fo:background-color="#ffffff" loext:char-shading-value="0" style:font-weight-asian="bold" style:font-name-complex="Segoe UI1"/>
    </style:style>
    <style:style style:name="T17" style:family="text">
      <style:text-properties style:font-name="Segoe UI" fo:language="ru" fo:country="RU" style:font-name-complex="Segoe UI1"/>
    </style:style>
    <style:style style:name="T18" style:family="text">
      <style:text-properties officeooo:rsid="00091314"/>
    </style:style>
    <style:style style:name="T19" style:family="text">
      <style:text-properties officeooo:rsid="000ac6b0"/>
    </style:style>
    <style:style style:name="T20" style:family="text">
      <style:text-properties fo:color="#0d0d0d" loext:opacity="100%" style:font-name="Segoe UI" fo:language="ru" fo:country="RU" loext:char-shading-value="0" style:font-name-complex="Segoe UI1" fo:background-color="#ff0000"/>
    </style:style>
    <style:style style:name="T21" style:family="text">
      <style:text-properties fo:color="#0d0d0d" loext:opacity="100%" style:font-name="Segoe UI" fo:language="ru" fo:country="RU" fo:font-weight="bold" fo:background-color="#ffffff" loext:char-shading-value="0" style:font-weight-asian="bold" style:font-name-complex="Segoe UI1"/>
    </style:style>
    <style:style style:name="T22" style:family="text">
      <style:text-properties fo:color="#0d0d0d" loext:opacity="100%" style:font-name="Segoe UI" fo:language="ru" fo:country="RU" style:font-name-complex="Segoe UI1" fo:background-color="#ff0000"/>
    </style:style>
    <style:style style:name="T23" style:family="text">
      <style:text-properties fo:color="#0d0d0d" loext:opacity="100%" style:font-name="Segoe UI" fo:language="ru" fo:country="RU" style:font-name-complex="Segoe UI1"/>
    </style:style>
    <style:style style:name="T24" style:family="text">
      <style:text-properties fo:color="#0d0d0d" loext:opacity="100%" style:font-name="Segoe UI" fo:language="en" fo:country="US" fo:font-weight="bold" fo:background-color="#ffffff" loext:char-shading-value="0" style:font-weight-asian="bold" style:font-name-complex="Segoe UI1"/>
    </style:style>
    <style:style style:name="T25" style:family="text">
      <style:text-properties fo:color="#0d0d0d" loext:opacity="100%" fo:language="ru" fo:country="RU" fo:font-weight="bold" fo:background-color="#ffffff" loext:char-shading-value="0" style:font-weight-asian="bold" style:font-name-complex="Segoe UI1"/>
    </style:style>
    <style:style style:name="T26" style:family="text">
      <style:text-properties fo:color="#0d0d0d" loext:opacity="100%" fo:language="en" fo:country="US" fo:font-weight="bold" fo:background-color="#ffffff" loext:char-shading-value="0" style:font-weight-asian="bold" style:font-name-complex="Segoe UI1"/>
    </style:style>
    <style:style style:name="T27" style:family="text">
      <style:text-properties fo:color="#0d0d0d" loext:opacity="100%" style:font-name="Ubuntu" fo:language="ru" fo:country="RU" fo:font-weight="bold" fo:background-color="#ffffff" loext:char-shading-value="0" style:font-weight-asian="bold" style:font-name-complex="Segoe UI1"/>
    </style:style>
    <style:style style:name="T28" style:family="text">
      <style:text-properties fo:color="#0d0d0d" loext:opacity="100%" style:font-name="Ubuntu" fo:language="ru" fo:country="RU" fo:background-color="#ffffff" loext:char-shading-value="0" style:font-name-complex="Segoe UI1"/>
    </style:style>
    <style:style style:name="T29" style:family="text">
      <style:text-properties fo:color="#0d0d0d" loext:opacity="100%" style:font-name="Ubuntu" fo:language="ru" fo:country="RU" fo:font-weight="normal" fo:background-color="#ffffff" loext:char-shading-value="0" style:font-weight-asian="normal" style:font-name-complex="Segoe UI1" style:font-weight-complex="normal"/>
    </style:style>
    <style:style style:name="T30" style:family="text">
      <style:text-properties fo:color="#0d0d0d" loext:opacity="100%" style:font-name="Ubuntu" fo:language="ru" fo:country="RU" fo:font-style="italic" fo:font-weight="normal" fo:background-color="#ffffff" loext:char-shading-value="0" style:font-style-asian="italic" style:font-weight-asian="normal" style:font-name-complex="Segoe UI1" style:font-style-complex="italic" style:font-weight-complex="normal"/>
    </style:style>
    <style:style style:name="T31" style:family="text">
      <style:text-properties fo:color="#0d0d0d" loext:opacity="100%" style:font-name="Ubuntu" fo:language="ru" fo:country="RU" fo:font-style="italic" fo:background-color="#ffffff" loext:char-shading-value="0" style:font-style-asian="italic" style:font-name-complex="Segoe UI1" style:font-style-complex="italic"/>
    </style:style>
    <style:style style:name="T32" style:family="text">
      <style:text-properties fo:color="#0d0d0d" loext:opacity="100%" style:font-name="Ubuntu" fo:language="ru" fo:country="RU" fo:font-style="italic" fo:font-weight="bold" fo:background-color="#ffffff" loext:char-shading-value="0" style:font-style-asian="italic" style:font-weight-asian="bold" style:font-name-complex="Segoe UI1" style:font-style-complex="italic" style:font-weight-complex="bold"/>
    </style:style>
    <style:style style:name="T33" style:family="text">
      <style:text-properties fo:color="#0d0d0d" loext:opacity="100%" style:font-name="Ubuntu" fo:language="en" fo:country="US" fo:font-weight="bold" fo:background-color="#ffffff" loext:char-shading-value="0" style:font-weight-asian="bold" style:font-name-complex="Segoe UI1"/>
    </style:style>
    <style:style style:name="T34" style:family="text">
      <style:text-properties fo:color="#0d0d0d" loext:opacity="100%" style:font-name="Ubuntu" fo:language="en" fo:country="US" fo:background-color="#ffffff" loext:char-shading-value="0" style:font-name-complex="Segoe UI1"/>
    </style:style>
    <style:style style:name="T35" style:family="text">
      <style:text-properties fo:color="#0d0d0d" loext:opacity="100%" style:font-name="Ubuntu" fo:language="en" fo:country="US" fo:font-weight="normal" fo:background-color="#ffffff" loext:char-shading-value="0" style:font-weight-asian="normal" style:font-name-complex="Segoe UI1" style:font-weight-complex="normal"/>
    </style:style>
    <style:style style:name="T36" style:family="text">
      <style:text-properties fo:color="#0d0d0d" loext:opacity="100%" style:font-name="Ubuntu" fo:language="en" fo:country="US" fo:font-style="italic" fo:font-weight="normal" fo:background-color="#ffffff" loext:char-shading-value="0" style:font-style-asian="italic" style:font-weight-asian="normal" style:font-name-complex="Segoe UI1" style:font-style-complex="italic" style:font-weight-complex="normal"/>
    </style:style>
    <style:style style:name="T37" style:family="text">
      <style:text-properties fo:color="#0d0d0d" loext:opacity="100%" style:font-name="Ubuntu" fo:language="en" fo:country="US" fo:font-style="italic" fo:background-color="#ffffff" loext:char-shading-value="0" style:font-style-asian="italic" style:font-name-complex="Segoe UI1" style:font-style-complex="italic"/>
    </style:style>
    <style:style style:name="T38" style:family="text">
      <style:text-properties fo:color="#0d0d0d" loext:opacity="100%" style:font-name="Ubuntu" fo:language="en" fo:country="US" fo:font-style="italic" fo:font-weight="bold" fo:background-color="#ffffff" loext:char-shading-value="0" style:font-style-asian="italic" style:font-weight-asian="bold" style:font-name-complex="Segoe UI1" style:font-style-complex="italic" style:font-weight-complex="bold"/>
    </style:style>
    <style:style style:name="T39" style:family="text">
      <style:text-properties fo:color="#000000" loext:opacity="100%" style:font-name="Calibri" fo:language="en" fo:country="US" style:font-name-asian="Times New Roman" style:font-name-complex="Times New Roman" fo:background-color="#ff0000"/>
    </style:style>
    <style:style style:name="T40" style:family="text">
      <style:text-properties fo:color="#000000" loext:opacity="100%" style:font-name="Calibri" fo:language="en" fo:country="US" style:font-name-asian="Times New Roman" style:font-name-complex="Times New Roman"/>
    </style:style>
    <style:style style:name="T41" style:family="text">
      <style:text-properties fo:color="#000000" loext:opacity="100%" style:font-name="Calibri" fo:language="ru" fo:country="RU" style:font-name-asian="Times New Roman" style:font-name-complex="Times New Roman" fo:background-color="#ff0000"/>
    </style:style>
    <style:style style:name="T42" style:family="text">
      <style:text-properties fo:color="#000000" loext:opacity="100%" style:font-name="Calibri" fo:language="ru" fo:country="RU" style:font-name-asian="Times New Roman" style:font-name-complex="Times New Roman"/>
    </style:style>
    <style:style style:name="T43" style:family="text">
      <style:text-properties style:font-name="Calibri" fo:language="ru" fo:country="RU" style:font-name-asian="Times New Roman" style:font-name-complex="Times New Roman"/>
    </style:style>
    <style:style style:name="T44" style:family="text">
      <style:text-properties style:font-name="Calibri" fo:language="ru" fo:country="RU" style:font-name-asian="Times New Roman" style:font-name-complex="Times New Roman"/>
    </style:style>
    <style:style style:name="T45" style:family="text">
      <style:text-properties style:font-name="Calibri" fo:language="en" fo:country="US" style:font-name-asian="Times New Roman" style:font-name-complex="Times New Roman"/>
    </style:style>
    <style:style style:name="T46" style:family="text">
      <style:text-properties style:font-name="Calibri" fo:language="en" fo:country="US" style:font-name-asian="Times New Roman" style:font-name-complex="Times New Roman"/>
    </style:style>
    <style:style style:name="T47" style:family="text">
      <style:text-properties style:font-name="Ubuntu" fo:language="en" fo:country="US" fo:background-color="#ffffff" loext:char-shading-value="0" style:font-name-complex="Segoe UI1"/>
    </style:style>
    <style:style style:name="T48" style:family="text">
      <style:text-properties style:font-name="Ubuntu" fo:language="en" fo:country="US" fo:font-style="italic" fo:font-weight="bold" fo:background-color="#ffffff" loext:char-shading-value="0" style:font-style-asian="italic" style:font-weight-asian="bold" style:font-name-complex="Segoe UI1" style:font-style-complex="italic" style:font-weight-complex="bold"/>
    </style:style>
    <style:style style:name="T49" style:family="text">
      <style:text-properties style:font-name="Ubuntu" fo:language="ru" fo:country="RU" fo:font-weight="bold" fo:background-color="#ffffff" loext:char-shading-value="0" style:font-weight-asian="bold" style:font-name-complex="Segoe UI1"/>
    </style:style>
    <style:style style:name="T50" style:family="text">
      <style:text-properties style:font-name="Ubuntu" fo:language="ru" fo:country="RU" fo:background-color="#ffffff" loext:char-shading-value="0" style:font-name-complex="Segoe UI1"/>
    </style:style>
    <style:style style:name="T51" style:family="text">
      <style:text-properties style:font-name="Ubuntu" fo:language="ru" fo:country="RU" fo:font-weight="normal" fo:background-color="#ffffff" loext:char-shading-value="0" style:font-weight-asian="normal" style:font-name-complex="Segoe UI1" style:font-weight-complex="normal"/>
    </style:style>
    <style:style style:name="T52" style:family="text">
      <style:text-properties style:font-name="Ubuntu" fo:language="ru" fo:country="RU" fo:font-style="italic" fo:font-weight="normal" fo:background-color="#ffffff" loext:char-shading-value="0" style:font-style-asian="italic" style:font-weight-asian="normal" style:font-name-complex="Segoe UI1" style:font-style-complex="italic" style:font-weight-complex="normal"/>
    </style:style>
    <style:style style:name="T53" style:family="text">
      <style:text-properties style:font-name="Ubuntu" fo:language="ru" fo:country="RU" fo:font-style="italic" fo:background-color="#ffffff" loext:char-shading-value="0" style:font-style-asian="italic" style:font-name-complex="Segoe UI1" style:font-style-complex="italic"/>
    </style:style>
    <style:style style:name="T54" style:family="text">
      <style:text-properties style:font-name="Ubuntu" fo:language="ru" fo:country="RU" fo:font-style="italic" fo:font-weight="bold" fo:background-color="#ffffff" loext:char-shading-value="0" style:font-style-asian="italic" style:font-weight-asian="bold" style:font-name-complex="Segoe UI1" style:font-style-complex="italic" style:font-weight-complex="bold"/>
    </style:style>
    <style:style style:name="T55" style:family="text">
      <style:text-properties style:font-name="Ubuntu" fo:language="ru" fo:country="RU" fo:font-style="italic" fo:font-weight="bold" fo:background-color="#ffffff" loext:char-shading-value="0" style:font-style-asian="italic" style:font-weight-asian="bold" style:font-name-complex="Segoe UI1" style:font-style-complex="italic" style:font-weight-complex="bold"/>
    </style:style>
    <style:style style:name="T56" style:family="text">
      <style:text-properties fo:background-color="#00ff00"/>
    </style:style>
    <style:style style:name="T57" style:family="text">
      <style:text-properties style:font-name="Cambria" fo:language="en" fo:country="US" style:font-name-complex="F" fo:background-color="#00ff00"/>
    </style:style>
    <style:style style:name="T58" style:family="text">
      <style:text-properties style:font-name="Cambria" fo:language="en" fo:country="US" style:font-name-complex="F"/>
    </style:style>
    <style:style style:name="T59" style:family="text">
      <style:text-properties fo:color="#224b12" loext:opacity="100%" style:font-name="Ubuntu" fo:language="ru" fo:country="RU" fo:font-style="italic" fo:font-weight="bold" fo:background-color="#ffffff" loext:char-shading-value="0" style:font-style-asian="italic" style:font-weight-asian="bold" style:font-name-complex="Segoe UI1" style:font-style-complex="italic" style:font-weight-complex="bold"/>
    </style:style>
    <style:style style:name="T60" style:family="text">
      <style:text-properties fo:color="#224b12" loext:opacity="100%" style:font-name="Ubuntu" fo:language="ru" fo:country="RU" fo:font-style="italic" fo:font-weight="bold" fo:background-color="#ffffff" loext:char-shading-value="0" style:font-style-asian="italic" style:font-weight-asian="bold" style:font-name-complex="Segoe UI1" style:font-style-complex="italic" style:font-weight-complex="bold"/>
    </style:style>
    <style:style style:name="T61" style:family="text">
      <style:text-properties fo:color="#224b12" loext:opacity="100%" style:font-name="Ubuntu" fo:language="en" fo:country="US" fo:font-style="italic" fo:font-weight="bold" fo:background-color="#ffffff" loext:char-shading-value="0" style:font-style-asian="italic" style:font-weight-asian="bold" style:font-name-complex="Segoe UI1" style:font-style-complex="italic" style:font-weight-complex="bold"/>
    </style:style>
    <style:style style:name="T62" style:family="text">
      <style:text-properties fo:font-size="13pt" fo:language="en" fo:country="US" style:font-size-asian="13pt" style:font-name-complex="F" style:font-size-complex="13pt"/>
    </style:style>
    <style:style style:name="T63" style:family="text">
      <style:text-properties fo:font-size="13pt" fo:language="en" fo:country="US" style:font-size-asian="13pt" style:font-size-complex="13pt"/>
    </style:style>
    <style:style style:name="T64" style:family="text">
      <style:text-properties fo:font-size="11pt" fo:language="en" fo:country="US" style:font-size-asian="11pt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Задание 1.</text:p>
      <text:p text:style-name="P1">Загрузите файлы с идентификаторами SRR10426968, SRR10426969 и SRR10426970 (найдите их самостоятельно в любой архивной базе данных), проведите контроль качества, сконструируйте выравнивание на референс (любой Homo sapiens), проведите дальнейшую предподготовку и коллинг вариантов (проще всего – с помощью VarScan, но данная программа некорректно генерирует VCF-файлы; нужно будет сделать так, чтобы выходной файл был похож на входной формат для VEP*).</text:p>
      <text:p text:style-name="P1">Отправьте в качестве результата свой пайплайн (скрипт) и получившийся vcf-файл.</text:p>
      <text:p text:style-name="P1"/>
      <text:p text:style-name="P27">fastqc SRR10426968.fastq</text:p>
      <text:p text:style-name="P27">fastqc SRR1042696<text:span text:style-name="T18">9</text:span>.fastq</text:p>
      <text:p text:style-name="P28">fastqc SRR104269<text:span text:style-name="T18">70</text:span>.fastq</text:p>
      <text:p text:style-name="P29"/>
      <text:p text:style-name="P5">cutadapt --quality-cutoff=20 -o <text:span text:style-name="T8">SRR10426968</text:span>_trimmed.fastq <text:span text:style-name="T8">SRR10426968</text:span>.fastq</text:p>
      <text:p text:style-name="P5">cutadapt --quality-cutoff=20 -o <text:span text:style-name="T8">SRR1042696</text:span><text:span text:style-name="T9">9</text:span>_trimmed.fastq <text:span text:style-name="T8">SRR1042696</text:span><text:span text:style-name="T9">9</text:span>.fastq</text:p>
      <text:p text:style-name="P5">cutadapt --quality-cutoff=20 -o <text:span text:style-name="T8">SRR104269</text:span><text:span text:style-name="T9">70</text:span>_trimmed.fastq <text:span text:style-name="T8">SRR104269</text:span><text:span text:style-name="T9">70</text:span>.fastq</text:p>
      <text:p text:style-name="P10"/>
      <text:p text:style-name="P6">bwa mem -t 24 GRCh38_latest_genomic.fna SRR10426968_trimmed.fastq</text:p>
      <text:p text:style-name="P7"/>
      <text:p text:style-name="P7"/>
      <text:p text:style-name="P7">samtools view -bS SRR10426968.sam &gt; SRR10426968.bam</text:p>
      <text:p text:style-name="P7">samtools view -bS SRR10426969.sam &gt; SRR10426969.bam</text:p>
      <text:p text:style-name="P7">samtools view -bS SRR10426970.sam &gt; SRR10426970.bam</text:p>
      <text:p text:style-name="P7"/>
      <text:p text:style-name="P7"><text:s text:c="2"/><text:span text:style-name="T19">j</text:span>ava -jar picard.jar SortSam INPUT=SRR10426968.bam OUTPUT=SRR10426968_sorted.bam SORT_ORDER=coordinate</text:p>
      <text:p text:style-name="P7"><text:s text:c="2"/>java -jar picard.jar SortSam INPUT=SRR10426969.bam OUTPUT=SRR10426969_sorted.bam SORT_ORDER=coordinate</text:p>
      <text:p text:style-name="P7"><text:s text:c="2"/>java -jar picard.jar SortSam INPUT=SRR10426970.bam OUTPUT=SRR10426970_sorted.bam SORT_ORDER=coordinate</text:p>
      <text:p text:style-name="P7"/>
      <text:p text:style-name="P7"><text:s text:c="2"/>java -jar picard.jar MarkDuplicates INPUT=SRR10426968_sorted.bam OUTPUT=SRR10426968_marked_duplicates.bam METRICS_FILE=SRR10426968_marked_dup_metrics.txt</text:p>
      <text:p text:style-name="P7"><text:s text:c="2"/>java -jar picard.jar MarkDuplicates INPUT=SRR10426969_sorted.bam OUTPUT=SRR10426969_marked_duplicates.bam METRICS_FILE=SRR10426969_marked_dup_metrics.txt</text:p>
      <text:p text:style-name="P7"><text:s text:c="2"/>java -jar picard.jar MarkDuplicates INPUT=SRR10426970_sorted.bam OUTPUT=SRR10426970_marked_duplicates.bam METRICS_FILE=SRR10426970_marked_dup_metrics.txt</text:p>
      <text:p text:style-name="P7"/>
      <text:p text:style-name="P11"/>
      <text:p text:style-name="P7">gatk AddOrReplaceReadGroups -I SRR10426968.bam -O SRR10426968_rg.bam -RGID 1 -RGLB lib1 -RGPL ILLUMINA -RGPU unit1 -RGSM test_sample1</text:p>
      <text:p text:style-name="P7">gatk AddOrReplaceReadGroups -I SRR10426969.bam -O SRR10426969_rg.bam -RGID 2 -RGLB lib2 -RGPL ILLUMINA -RGPU unit2 -RGSM test_sample2</text:p>
      <text:p text:style-name="P7">gatk AddOrReplaceReadGroups -I SRR10426970.bam -O SRR10426970_rg.bam -RGID 3 <text:s/>-RGLB lib3 -RGPL ILLUMINA -RGPU unit33 -RGSM test_sample3</text:p>
      <text:p text:style-name="P7"/>
      <text:p text:style-name="P11"/>
      <text:p text:style-name="P7"/>
      <text:p text:style-name="P7"><text:soft-page-break/>gatk SortSam -I SRR10426968_rg.bam -O SRR10426968_rg_sorted.bam -SO coordinate</text:p>
      <text:p text:style-name="P7">gatk SortSam -I SRR10426969_rg.bam -O SRR10426969_rg_sorted.bam -SO coordinate</text:p>
      <text:p text:style-name="P12"><text:span text:style-name="T3">gatk SortSam -I SRR10426970_rg.bam -O SRR10426970_rg_sorted.bam -SO coordinate</text:span><text:span text:style-name="T4"><text:line-break/><text:line-break/><text:line-break/>samtools index SRR10426968_rg_sorted.bam &amp; samtools index SRR10426969_rg_sorted.bam &amp; samtools index SRR10426970_rg_sorted.bam</text:span></text:p>
      <text:p text:style-name="P2"/>
      <text:p text:style-name="P2">amtools flagstat SRR10426968_sor</text:p>
      <text:p text:style-name="P2">ted.bam</text:p>
      <text:p text:style-name="P2">samtools flagstat SRR10426970_sorted.bam</text:p>
      <text:p text:style-name="P2">samtools flagstat SRR10426969_sorted.bam</text:p>
      <text:p text:style-name="P2">1105460 + 0 in total (QC-passed reads + QC-failed reads)</text:p>
      <text:p text:style-name="P2">1105460 + 0 primary</text:p>
      <text:p text:style-name="P2">0 + 0 secondary</text:p>
      <text:p text:style-name="P2">0 + 0 supplementary</text:p>
      <text:p text:style-name="P2">0 + 0 duplicates</text:p>
      <text:p text:style-name="P2">0 + 0 primary duplicates</text:p>
      <text:p text:style-name="P2">1081884 + 0 mapped (97.87% : N/A)</text:p>
      <text:p text:style-name="P2">1081884 + 0 primary mapped (97.87% : N/A)</text:p>
      <text:p text:style-name="P2">0 + 0 paired in sequencing</text:p>
      <text:p text:style-name="P2">0 + 0 read1</text:p>
      <text:p text:style-name="P2">0 + 0 read2</text:p>
      <text:p text:style-name="P2">0 + 0 properly paired (N/A : N/A)</text:p>
      <text:p text:style-name="P2">0 + 0 with itself and mate mapped</text:p>
      <text:p text:style-name="P2">0 + 0 singletons (N/A : N/A)</text:p>
      <text:p text:style-name="P2">0 + 0 with mate mapped to a different chr</text:p>
      <text:p text:style-name="P2">0 + 0 with mate mapped to a different chr (mapQ&gt;=5)</text:p>
      <text:p text:style-name="P2">1152718 + 0 in total (QC-passed reads + QC-failed reads)</text:p>
      <text:p text:style-name="P2">1152718 + 0 primary</text:p>
      <text:p text:style-name="P2">0 + 0 secondary</text:p>
      <text:p text:style-name="P2">0 + 0 supplementary</text:p>
      <text:p text:style-name="P2">0 + 0 duplicates</text:p>
      <text:p text:style-name="P2">0 + 0 primary duplicates</text:p>
      <text:p text:style-name="P2">1127654 + 0 mapped (97.83% : N/A)</text:p>
      <text:p text:style-name="P2">1127654 + 0 primary mapped (97.83% : N/A)</text:p>
      <text:p text:style-name="P2">0 + 0 paired in sequencing</text:p>
      <text:p text:style-name="P2">0 + 0 read1</text:p>
      <text:p text:style-name="P2">0 + 0 read2</text:p>
      <text:p text:style-name="P2">0 + 0 properly paired (N/A : N/A)</text:p>
      <text:p text:style-name="P2">0 + 0 with itself and mate mapped</text:p>
      <text:p text:style-name="P2">0 + 0 singletons (N/A : N/A)</text:p>
      <text:p text:style-name="P2">0 + 0 with mate mapped to a different chr</text:p>
      <text:p text:style-name="P2">0 + 0 with mate mapped to a different chr (mapQ&gt;=5)</text:p>
      <text:p text:style-name="P2">1272004 + 0 in total (QC-passed reads + QC-failed reads)</text:p>
      <text:p text:style-name="P2">1272004 + 0 primary</text:p>
      <text:p text:style-name="P2">0 + 0 secondary</text:p>
      <text:p text:style-name="P2">0 + 0 supplementary</text:p>
      <text:p text:style-name="P2">0 + 0 duplicates</text:p>
      <text:p text:style-name="P2">0 + 0 primary duplicates</text:p>
      <text:p text:style-name="P2">1244739 + 0 mapped (97.86% : N/A)</text:p>
      <text:p text:style-name="P2">1244739 + 0 primary mapped (97.86% : N/A)</text:p>
      <text:p text:style-name="P2">0 + 0 paired in sequencing</text:p>
      <text:p text:style-name="P2">0 + 0 read1</text:p>
      <text:p text:style-name="P2">0 + 0 read2</text:p>
      <text:p text:style-name="P2"><text:soft-page-break/>0 + 0 properly paired (N/A : N/A)</text:p>
      <text:p text:style-name="P2">0 + 0 with itself and mate mapped</text:p>
      <text:p text:style-name="P2">0 + 0 singletons (N/A : N/A)</text:p>
      <text:p text:style-name="P2">0 + 0 with mate mapped to a different chr</text:p>
      <text:p text:style-name="P2">0 + 0 with mate mapped to a different chr (mapQ&gt;=5)</text:p>
      <text:p text:style-name="P2"/>
      <text:p text:style-name="P2">BaseRecalibrator</text:p>
      <text:p text:style-name="P2"/>
      <text:p text:style-name="P2">gatk BaseRecalibrator \</text:p>
      <text:p text:style-name="P2">-R GRCh38_latest_genomic.fna \</text:p>
      <text:p text:style-name="P2">-I SRR10426968_sorted.bam \</text:p>
      <text:p text:style-name="P2">--known-sites GRCh38_latest_clinvar.vcf \</text:p>
      <text:p text:style-name="P2">-O SRR10426968_recal.table</text:p>
      <text:p text:style-name="P2">gatk BaseRecalibrator \</text:p>
      <text:p text:style-name="P3">-R /GRCh38_latest_genomic.fna \</text:p>
      <text:p text:style-name="P2">-I SRR10426969_sorted.bam \</text:p>
      <text:p text:style-name="P2">--known-sites GRCh38_latest_clinvar.vcf \</text:p>
      <text:p text:style-name="P2">-O SRR10426969_recal.table</text:p>
      <text:p text:style-name="P2">gatk BaseRecalibrator \</text:p>
      <text:p text:style-name="P3">-R GRCh38_latest_genomic.fna \</text:p>
      <text:p text:style-name="P2">-I SRR10426970_sorted.bam \</text:p>
      <text:p text:style-name="P2">--known-sites GRCh38_latest_clinvar.vcf \</text:p>
      <text:p text:style-name="P2">-O SRR10426970_recal.table</text:p>
      <text:p text:style-name="P2"/>
      <text:p text:style-name="P2">BQCR</text:p>
      <text:p text:style-name="P2"/>
      <text:p text:style-name="P2">gatk ApplyBQSR \</text:p>
      <text:p text:style-name="P3">-R GRCh38_latest_genomic.fna \</text:p>
      <text:p text:style-name="P2">-I SRR10426968_sorted.bam \</text:p>
      <text:p text:style-name="P2">-bqsr SRR10426968_recal.table \</text:p>
      <text:p text:style-name="P2">-O SRR10426968_bqsr.bam</text:p>
      <text:p text:style-name="P2">gatk ApplyBQSR \</text:p>
      <text:p text:style-name="P3">-R GRCh38_latest_genomic.fna \</text:p>
      <text:p text:style-name="P2">-I SRR10426969_sorted.bam \</text:p>
      <text:p text:style-name="P2">-bqsr SRR10426969_recal.table \</text:p>
      <text:p text:style-name="P2">-O SRR10426969_bqsr.bam</text:p>
      <text:p text:style-name="P2">gatk ApplyBQSR \</text:p>
      <text:p text:style-name="P3">-R GRCh38_latest_genomic.fna \</text:p>
      <text:p text:style-name="P2">-I SRR10426970_sorted.bam \</text:p>
      <text:p text:style-name="P2">-bqsr SRR10426970_recal.table \</text:p>
      <text:p text:style-name="P2">-O SRR10426970_bqsr.bam</text:p>
      <text:p text:style-name="P2"/>
      <text:p text:style-name="P17"><text:span text:style-name="T7">samtools mpileup </text:span><text:span text:style-name="T3">-</text:span><text:span text:style-name="T7">B </text:span><text:span text:style-name="T3">-</text:span><text:span text:style-name="T7">f nastyslav@nastyslav-In-555:/media/nastyslav/F29E58A99E5867DD/Users/nasty/Desktop/Магистратура/биоинформатика</text:span><text:span text:style-name="T3">/hw7/genome/GCF_000001405.40_GRCh38.p14_genomic.fna</text:span><text:span text:style-name="T7"> SRR10426968_bqsr.bam SRR10426969_bqsr.bam SRR10426970_bqsr.bam &gt; </text:span><text:span text:style-name="T3">2/</text:span><text:span text:style-name="T7">output.pileup</text:span></text:p>
      <text:p text:style-name="P9"/>
      <text:p text:style-name="P16"><text:span text:style-name="T3">java -jar /home/</text:span><text:span text:style-name="T64">nastyslav</text:span><text:span text:style-name="T3">/miniconda3/envs/varscan/share/varscan-2.4.6-0/VarScan.jar mpileup2snp \</text:span></text:p>
      <text:p text:style-name="P16"><text:span text:style-name="T3"><text:s text:c="3"/></text:span><text:span text:style-name="T64">nastyslav@nastyslav-In-555:/media/nastyslav/F29E58A99E5867DD/Users/nasty/Desktop/Магистратура/биоинформатика/hw7/trimmed/2/output.pileup \</text:span></text:p>
      <text:p text:style-name="P16"><text:span text:style-name="T3"><text:s text:c="4"/>--min-coverage 4 \</text:span></text:p>
      <text:p text:style-name="P16"><text:span text:style-name="T3"><text:s text:c="4"/>--min-reads2 1 \</text:span></text:p>
      <text:p text:style-name="P16"><text:soft-page-break/><text:span text:style-name="T3"><text:s text:c="4"/>--min-var-freq 0.1 \</text:span></text:p>
      <text:p text:style-name="P16"><text:span text:style-name="T3"><text:s text:c="4"/>--p-value 0.05 \</text:span></text:p>
      <text:p text:style-name="P8"><text:s text:c="4"/>--output-vcf 1 &gt; 2/variants_sensitive<text:span text:style-name="T8">2</text:span>.vcf</text:p>
      <text:p text:style-name="P26"/>
      <text:p text:style-name="normal"><text:span text:style-name="T1">*Variant Effect Predictor: </text:span><text:a xlink:type="simple" xlink:href="https://www.ensembl.org/Tools/VEP" text:style-name="Standard" text:visited-style-name="Standard"><text:span text:style-name="T2">https://www.ensembl.org/Tools/VEP</text:span></text:a></text:p>
      <text:p text:style-name="P1">Познакомьтесь с данным инструментом: если сложно сразу работать с ним, попробуйте загрузить в него свои результаты или пробные варианты, вроде такого:</text:p>
      <text:p text:style-name="P1">1 65568 . A C . . .</text:p>
      <text:p text:style-name="P1">2 265023 . C T . . .</text:p>
      <text:p text:style-name="P1">3 319780 . GA G . . .</text:p>
      <text:p text:style-name="P1">Подумайте, почему на один вариант после анализа в таблице приходится не одна строка, а несколько (отвечать не надо)? Этот инструмент (VEP) относится к следующему занятию, но разбирать его подробно не будем, поэтому чем больше Вы его изучите, тем проще будете понимать предстоящий материал.</text:p>
      <text:p text:style-name="P1"/>
      <text:p text:style-name="P19"><text:span text:style-name="T59">Аннотация .</text:span><text:span text:style-name="T61">vcf</text:span><text:span text:style-name="T59"> в </text:span><text:a xlink:type="simple" xlink:href="https://www.ensembl.org/Tools/VEP" text:style-name="Internet_20_link" text:visited-style-name="Visited_20_Internet_20_Link"><text:span text:style-name="Internet_20_link"><text:span text:style-name="T59">https://www.ensembl.org/Tools/VEP</text:span></text:span></text:a></text:p>
      <text:p text:style-name="P19"><text:span text:style-name="Internet_20_link"><text:span text:style-name="T59"/></text:span></text:p>
      <text:p text:style-name="P21"><text:span text:style-name="T5">Проведена аннотация вариантов в формате VCF с помощью инструмента VEP от Ensembl. После фильтрации по клинической значимости (патогенные и потенциально патогенные) и влиянию на белок (высокое и умеренное) были выявлены следующие варианты:</text:span></text:p>
      <text:list xml:id="list2550863014" text:style-name="L2">
        <text:list-item>
          <text:p text:style-name="P22">Миссенс-мутация в гене ASL (ENSG00000126522) с заменой A/G; </text:p>
        </text:list-item>
        <text:list-item>
          <text:p text:style-name="P22">Мутация в сайте сплайсинга приемника в гене BRCA1 (ENSG00000012048) с заменой C/T; </text:p>
        </text:list-item>
        <text:list-item>
          <text:p text:style-name="P23">Миссенс-мутация в гене APOE (ENSG00000130203) с заменой T/C. </text:p>
        </text:list-item>
      </text:list>
      <text:p text:style-name="P15"><text:span text:style-name="T5"/></text:p>
      <text:p text:style-name="P13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1T17:09:07.296089110</dc:date>
    <meta:editing-duration>P1DT6H35M24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4" meta:paragraph-count="128" meta:word-count="850" meta:character-count="6615" meta:non-whitespace-character-count="5865"/>
  </office:meta>
</office:document-meta>
</file>